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4fe033"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07554"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41e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68be23" style:text-blinking="false" fo:background-color="transparent"/>
    </style:style>
    <style:style style:name="P14" style:family="paragraph" style:parent-style-name="Project_20_Subheading">
      <style:text-properties officeooo:rsid="004f0bd8" officeooo:paragraph-rsid="004f0bd8"/>
    </style:style>
    <style:style style:name="P15" style:family="paragraph" style:parent-style-name="Project_20_Subheading">
      <style:paragraph-properties fo:line-height="150%"/>
      <style:text-properties officeooo:rsid="004fe033" officeooo:paragraph-rsid="004fe033"/>
    </style:style>
    <style:style style:name="P16" style:family="paragraph" style:parent-style-name="Project_20_Subheading">
      <style:paragraph-properties fo:line-height="150%"/>
      <style:text-properties officeooo:rsid="004ffe31" officeooo:paragraph-rsid="004ffe31"/>
    </style:style>
    <style:style style:name="P17" style:family="paragraph" style:parent-style-name="Project_20_Subheading">
      <style:paragraph-properties fo:line-height="150%"/>
      <style:text-properties officeooo:rsid="00541e83" officeooo:paragraph-rsid="00541e83"/>
    </style:style>
    <style:style style:name="P18" style:family="paragraph" style:parent-style-name="Project_20_Subheading">
      <style:paragraph-properties fo:line-height="150%"/>
      <style:text-properties officeooo:rsid="0056cf96" officeooo:paragraph-rsid="0056cf96"/>
    </style:style>
    <style:style style:name="P19" style:family="paragraph" style:parent-style-name="Project_20_Subheading">
      <style:paragraph-properties fo:line-height="150%"/>
    </style:style>
    <style:style style:name="P20" style:family="paragraph" style:parent-style-name="Project_20_Heading">
      <style:paragraph-properties fo:line-height="150%"/>
      <style:text-properties officeooo:rsid="004f0bd8" officeooo:paragraph-rsid="004f0bd8"/>
    </style:style>
    <style:style style:name="P21" style:family="paragraph" style:parent-style-name="Project_20_Body">
      <style:paragraph-properties fo:text-align="center" style:justify-single-word="false"/>
      <style:text-properties officeooo:paragraph-rsid="00541e83"/>
    </style:style>
    <style:style style:name="P22" style:family="paragraph" style:parent-style-name="Project_20_Body">
      <style:paragraph-properties fo:text-align="justify" style:justify-single-word="false"/>
    </style:style>
    <style:style style:name="P23" style:family="paragraph" style:parent-style-name="Project_20_Body">
      <style:paragraph-properties fo:line-height="150%"/>
      <style:text-properties officeooo:rsid="004fe033" officeooo:paragraph-rsid="004fe033"/>
    </style:style>
    <style:style style:name="P24" style:family="paragraph" style:parent-style-name="Project_20_Body">
      <style:paragraph-properties fo:line-height="150%"/>
      <style:text-properties officeooo:rsid="005217ad" officeooo:paragraph-rsid="005217ad"/>
    </style:style>
    <style:style style:name="P25" style:family="paragraph" style:parent-style-name="Project_20_Body">
      <style:paragraph-properties fo:line-height="150%"/>
    </style:style>
    <style:style style:name="P26" style:family="paragraph" style:parent-style-name="Project_20_Body">
      <style:paragraph-properties fo:line-height="150%"/>
      <style:text-properties officeooo:paragraph-rsid="004ffe31"/>
    </style:style>
    <style:style style:name="P27" style:family="paragraph" style:parent-style-name="Project_20_Body">
      <style:paragraph-properties fo:line-height="150%"/>
      <style:text-properties officeooo:paragraph-rsid="00507554"/>
    </style:style>
    <style:style style:name="P28" style:family="paragraph" style:parent-style-name="Project_20_Body">
      <style:paragraph-properties fo:line-height="150%"/>
      <style:text-properties officeooo:paragraph-rsid="00541e83"/>
    </style:style>
    <style:style style:name="P29" style:family="paragraph" style:parent-style-name="Project_20_Body">
      <style:paragraph-properties fo:line-height="150%"/>
      <style:text-properties officeooo:paragraph-rsid="005552b5"/>
    </style:style>
    <style:style style:name="P30" style:family="paragraph" style:parent-style-name="Project_20_Body">
      <style:paragraph-properties fo:line-height="150%"/>
      <style:text-properties officeooo:paragraph-rsid="0056cf96"/>
    </style:style>
    <style:style style:name="P31" style:family="paragraph" style:parent-style-name="Project_20_Body">
      <style:paragraph-properties fo:line-height="150%"/>
      <style:text-properties officeooo:rsid="0056cf96" officeooo:paragraph-rsid="0056cf96"/>
    </style:style>
    <style:style style:name="P32" style:family="paragraph" style:parent-style-name="Project_20_Body">
      <style:paragraph-properties fo:line-height="150%"/>
      <style:text-properties officeooo:rsid="005a7a6a" officeooo:paragraph-rsid="005a7a6a"/>
    </style:style>
    <style:style style:name="P33" style:family="paragraph" style:parent-style-name="Project_20_Fig_20__26__20_Tab">
      <style:text-properties officeooo:rsid="004f0bd8" officeooo:paragraph-rsid="004f0bd8"/>
    </style:style>
    <style:style style:name="P34" style:family="paragraph" style:parent-style-name="Project_20_Fig_20__26__20_Tab">
      <style:paragraph-properties fo:line-height="150%"/>
      <style:text-properties officeooo:rsid="00507554" officeooo:paragraph-rsid="00507554"/>
    </style:style>
    <style:style style:name="P35" style:family="paragraph" style:parent-style-name="Project_20_Fig_20__26__20_Tab">
      <style:paragraph-properties fo:line-height="150%"/>
      <style:text-properties officeooo:rsid="00541e83" officeooo:paragraph-rsid="00541e83"/>
    </style:style>
    <style:style style:name="P36" style:family="paragraph" style:parent-style-name="Project_20_Fig_20__26__20_Tab">
      <style:paragraph-properties fo:text-align="center" style:justify-single-word="false"/>
      <style:text-properties officeooo:rsid="0056cf96" officeooo:paragraph-rsid="0068be23"/>
    </style:style>
    <style:style style:name="P37" style:family="paragraph" style:parent-style-name="Project_20_Title">
      <style:paragraph-properties fo:line-height="150%"/>
      <style:text-properties officeooo:rsid="004f0bd8" officeooo:paragraph-rsid="004f0bd8"/>
    </style:style>
    <style:style style:name="P38" style:family="paragraph" style:parent-style-name="Frame_20_contents">
      <style:paragraph-properties fo:text-align="justify" style:justify-single-word="false"/>
    </style:style>
    <style:style style:name="P39"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04f0bd8" style:text-blinking="false" fo:background-color="transparent"/>
    </style:style>
    <style:style style:name="P40" style:family="paragraph" style:parent-style-name="Project_20_Body" style:list-style-name="L3">
      <style:paragraph-properties fo:line-height="150%"/>
      <style:text-properties officeooo:rsid="0056cf96" officeooo:paragraph-rsid="005a7a6a"/>
    </style:style>
    <style:style style:name="P41" style:family="paragraph" style:parent-style-name="Project_20_Body" style:list-style-name="L3">
      <style:paragraph-properties fo:line-height="150%"/>
      <style:text-properties officeooo:rsid="005a7a6a" officeooo:paragraph-rsid="005a7a6a"/>
    </style:style>
    <style:style style:name="P42"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P43" style:family="paragraph" style:parent-style-name="Project_20_Chapter" style:master-page-name="Standard">
      <style:paragraph-properties fo:line-height="150%" style:page-number="27" fo:break-before="auto" fo:break-after="auto">
        <style:tab-stops/>
      </style:paragraph-properties>
      <style:text-properties officeooo:rsid="004f0bd8" officeooo:paragraph-rsid="004f0bd8"/>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41e83"/>
    </style:style>
    <style:style style:name="T6" style:family="text">
      <style:text-properties officeooo:rsid="005552b5"/>
    </style:style>
    <style:style style:name="T7" style:family="text">
      <style:text-properties officeooo:rsid="0056cf96"/>
    </style:style>
    <style:style style:name="T8" style:family="text">
      <style:text-properties officeooo:rsid="005a7a6a"/>
    </style:style>
    <style:style style:name="T9" style:family="text">
      <style:text-properties fo:font-weight="bold" style:font-weight-asian="bold" style:font-weight-complex="bold"/>
    </style:style>
    <style:style style:name="T10" style:family="text">
      <style:text-properties fo:font-weight="bold" officeooo:rsid="005a7a6a" style:font-weight-asian="bold" style:font-weight-complex="bold"/>
    </style:style>
    <style:style style:name="T11" style:family="text">
      <style:text-properties officeooo:rsid="005b8869"/>
    </style:style>
    <style:style style:name="T12" style:family="text">
      <style:text-properties officeooo:rsid="005bf354"/>
    </style:style>
    <style:style style:name="T13" style:family="text">
      <style:text-properties officeooo:rsid="005fff6f"/>
    </style:style>
    <style:style style:name="T14" style:family="text">
      <style:text-properties officeooo:rsid="006186ef"/>
    </style:style>
    <style:style style:name="T15" style:family="text">
      <style:text-properties officeooo:rsid="00661bfb"/>
    </style:style>
    <style:style style:name="T16" style:family="text">
      <style:text-properties officeooo:rsid="006a07ca"/>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3"><draw:frame draw:style-name="fr1" draw:name="Frame1" text:anchor-type="paragraph" svg:x="13.548cm" svg:y="-1.037cm" svg:width="2.392cm" draw:z-index="3"><draw:text-box fo:min-height="0.499cm"><text:p text:style-name="P38"/></draw:text-box></draw:frame>Chapter 4</text:p>
      <text:p text:style-name="P37">SYSTEM DESIGN</text:p>
      <text:p text:style-name="Project_20_Body"><text:tab/><text:span text:style-name="T13">System design is the process of defining the architecture, modules, components, interfaces and the data for the system to satisfy specified requirements. It pertains to the abstract representation of the data flows, inputs and outputs of the system.</text:span></text:p>
      <text:p text:style-name="P20">4.1 Design Considerations</text:p>
      <text:p text:style-name="P9"><text:bookmark text:name="docs-internal-guid-3b647a90-dd1c-4796-8307-cbbe4d0986be"/><text:tab/>In this section, we consider the different modules under consideration, use-case diagram, sequence diagram, data flow diagram and state diagram.</text:p>
      <text:p text:style-name="P14">4.1.1 Modules</text:p>
      <text:p text:style-name="P22"><text:tab/><text:span text:style-name="T2">The system is comprised of five modules as illustrated in figure 4.1. They are - </text:span></text:p>
      <text:list xml:id="list1524340974986945906" text:style-name="L1">
        <text:list-item>
          <text:p text:style-name="P39"><text:bookmark text:name="docs-internal-guid-0e9f27cd-dd1d-a052-f742-ead2f67c826b"/>Control Unit (CU)</text:p>
        </text:list-item>
        <text:list-item>
          <text:p text:style-name="P39">Traffic Capture Module (TCM)</text:p>
        </text:list-item>
        <text:list-item>
          <text:p text:style-name="P39">Learning Module (LM)</text:p>
        </text:list-item>
        <text:list-item>
          <text:p text:style-name="P39">Detection Module (DM)</text:p>
        </text:list-item>
        <text:list-item>
          <text:p text:style-name="P39">Mitigation Module (MM)</text:p>
        </text:list-item>
      </text:list>
      <text:p text:style-name="P10"><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3">Figure 4.1 Overall System Design</text:p>
      <text:p text:style-name="P15"/>
      <text:p text:style-name="P15"><text:soft-page-break/>Control Unit (CU):</text:p>
      <text:p text:style-name="P25"><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19"><text:bookmark text:name="docs-internal-guid-4c2f5660-dd22-6a6a-6858-aa00ac871739"/>Traffic Capture Module (TCM):</text:p>
      <text:p text:style-name="P23"><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6">Learning Module (LM):</text:p>
      <text:p text:style-name="P26"><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6">Detection Module (DM):</text:p>
      <text:p text:style-name="P26"><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6"><text:soft-page-break/>Mitigation Module (MM):</text:p>
      <text:p text:style-name="P26"><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roject_20_Subheading">4.1.2 Use Case Diagram</text:p>
      <text:p text:style-name="P27"><text:tab/><text:span text:style-name="T4">Use case diagram represents a user’s interaction with the system as shown in figure 4.2. It represents the dynamic aspect of the system.</text:span></text:p>
      <text:p text:style-name="P11"><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4">Figure 4.2 Use Case Diagram</text:p>
      <text:p text:style-name="P24"><text:tab/>The three actors of the system are - </text:p>
      <text:list xml:id="list6936748007942421098" text:style-name="L2">
        <text:list-item>
          <text:p text:style-name="P42">Intrusion Detection System </text:p>
        </text:list-item>
        <text:list-item>
          <text:p text:style-name="P42">Network </text:p>
        </text:list-item>
        <text:list-item>
          <text:p text:style-name="P42">Administrator </text:p>
        </text:list-item>
      </text:list>
      <text:p text:style-name="P24"><text:tab/>The packets are sent across the network which are accessed by the IDS to update the Stream Information. The updated stream information is used in the testing phase where, based on the incoming traffic, anomalies are detected and are notified to the <text:span text:style-name="T14">administrator.</text:span></text:p>
      <text:p text:style-name="P17"/>
      <text:p text:style-name="P17"><text:soft-page-break/>4.1.<text:span text:style-name="T15">3</text:span> Data Flow Diagram</text:p>
      <text:p text:style-name="P28"><text:tab/><text:span text:style-name="T5">Data Flow Diagram (DFD) is a graphical representation of the flow of data through the system. A DFD shows what kind of information will be input to and output from the system, where the data will come from and go to, and where the data will be stored.</text:span></text:p>
      <text:p text:style-name="P12"><text:bookmark text:name="docs-internal-guid-0e9f27cd-dd2d-cdd2-e6fa-d0c20627e8c5"/><draw:frame draw:style-name="fr3" draw:name="graphics4" text:anchor-type="as-char" svg:width="14.589cm" svg:height="6.925cm" draw:z-index="2"><draw:image xlink:href="https://lh4.googleusercontent.com/TwT2vv1TU3LK5FKhpgYW62hO5RvRzwobYZdizRB7W1D8gRzOWCmbxMJN52VHtjaiAs9tftjC3Py4w0i6QDXVeD-6NEr4oNHg3df8lD3UVZJV5og-azg-4f_WR2beL7zTHw" xlink:type="simple" xlink:show="embed" xlink:actuate="onLoad"/></draw:frame></text:p>
      <text:p text:style-name="P35">Figure 4.<text:span text:style-name="T16">3</text:span> Data Flow Diagram</text:p>
      <text:p text:style-name="P29"><text:tab/><text:span text:style-name="T6">Flow of data in the system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18">4.1.<text:span text:style-name="T15">4</text:span> State Diagram</text:p>
      <text:p text:style-name="P30"><text:tab/><text:span text:style-name="T7">State diagram defines the behavior of the system as shown in figure 4.5. It gives an abstract description of the behavior of the system.</text:span></text:p>
      <text:p text:style-name="P31"><text:tab/>The different states are Capture Traffic, Learn, Not Under Attack and Attack. The behavior of the system is explained as follows - </text:p>
      <text:list xml:id="list836571429495207048" text:style-name="L3">
        <text:list-item>
          <text:p text:style-name="P40"><text:span text:style-name="T8">Initially, the system is in the </text:span><text:span text:style-name="T10">Traffic Capture</text:span><text:span text:style-name="T8"> state, where it captures the network traffic.</text:span></text:p>
        </text:list-item>
        <text:list-item>
          <text:p text:style-name="P41">Once enough traffic is captured the system moves to the <text:span text:style-name="T9">Learning</text:span> state. Here, it <text:soft-page-break/>learns and determines the normal profile of the network.</text:p>
        </text:list-item>
        <text:list-item>
          <text:p text:style-name="P41">When the learning process is over, the state is changed to <text:span text:style-name="T9">Not Under Attack</text:span>.</text:p>
        </text:list-item>
        <text:list-item>
          <text:p text:style-name="P41">When an anomaly is detected, the attack flag is raised and the <text:span text:style-name="T11">state changes to </text:span><text:span text:style-name="T9">Attack</text:span> <text:span text:style-name="T12">state</text:span>.</text:p>
        </text:list-item>
        <text:list-item>
          <text:p text:style-name="P41">While in the Attack state, the system tries to mitigates the attack.</text:p>
        </text:list-item>
        <text:list-item>
          <text:p text:style-name="P41">After successful mitigation, the attack flag is lowered, and the state is restored to <text:span text:style-name="T9">Not Under Attack</text:span>.</text:p>
        </text:list-item>
      </text:list>
      <text:p text:style-name="P32"/>
      <text:p text:style-name="P32"/>
      <text:p text:style-name="P13"><draw:frame draw:style-name="fr3" draw:name="graphics5" text:anchor-type="as-char" svg:width="14.787cm" svg:height="6.922cm" draw:z-index="4"><draw:image xlink:href="https://lh6.googleusercontent.com/hShE0cypZ9ZbS5tUu02oQgXThiuPpwFlsP5vqR8NmBh-IYEFAPixLWG_ki0qeiQVGIES6Lef1wCh8AJ7FhiByMRCCdX5Oi7cM-7AYR5Xk2pchWRei-IUgp4Vq9f-OVw4dg" xlink:type="simple" xlink:show="embed" xlink:actuate="onLoad"/></draw:frame></text:p>
      <text:p text:style-name="P36">Figure 4.<text:span text:style-name="T16">4 </text:span>State Diagram</text:p>
      <text:p text:style-name="P21"/>
      <text:p text:style-name="P21"/>
      <text:p text:style-name="P2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0</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50:46.344886353</dc:date>
    <meta:editing-duration>PT2H48M20S</meta:editing-duration>
    <meta:editing-cycles>47</meta:editing-cycles>
    <meta:generator>LibreOffice/4.2.4.2$Linux_X86_64 LibreOffice_project/420m0$Build-2</meta:generator>
    <meta:document-statistic meta:table-count="2" meta:image-count="4" meta:object-count="0" meta:page-count="5" meta:paragraph-count="58" meta:word-count="918" meta:character-count="5485" meta:non-whitespace-character-count="4611"/>
  </office:meta>
</office:document-meta>
</file>